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2da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2da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2da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2da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2da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2da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2da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2da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2da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2da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2da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2da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2da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2da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2da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2da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2da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ayerlin Sharay Manriquez Gi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6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24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Vimar Jose  Vimar Jose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59624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6.5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1" meta:non-whitespace-character-count="992"/>
    <meta:template xlink:type="simple" xlink:actuate="onRequest" xlink:title="Normal" xlink:href=""/>
  </office:meta>
</office:document-meta>
</file>